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style:text-properties fo:color="#000000" fo:font-family="Sans Serif" fo:font-size="12.000000000000000pt"/>
    </style:style>
    <style:style style:name="P2" style:family="paragraph">
      <style:text-properties fo:color="#000000" fo:font-family="Sans Serif" fo:font-size="12.000000000000000pt"/>
    </style:style>
  </office:automatic-styles>
  <office:body>
    <office:text>
      <text:tracked-changes/>
      <text:page-sequence>
        <text:page text:master-page-name="Standard1"/>
        <text:page text:master-page-name="Standard1"/>
        <text:page text:master-page-name="Standard1"/>
        <text:page text:master-page-name="Standard1"/>
        <text:page text:master-page-name="Standard1"/>
      </text:page-sequence>
      <text:p text:style-name="P1">Comandos Auxiliares:</text:p>
      <text:p text:style-name="P2"/>
      <text:p text:style-name="P2">*Nombre del comando: <text:s text:c="2"/>bloquearProceso</text:p>
      <text:p text:style-name="P2"/>
      <text:p text:style-name="P2">*Justificación de su uso</text:p>
      <text:p text:style-name="P2"/>
      <text:p text:style-name="P2">Este comando se utiliza para permitir ejecutar un comando sólo una vez y no permitir ejecutar el mismo comando en simultáneo, para ello el mismo genera un archivo de lock.</text:p>
      <text:p text:style-name="P2"/>
      <text:p text:style-name="P2">*Archivos de Input</text:p>
      <text:p text:style-name="P2"/>
      <text:p text:style-name="P2">Ninguno.</text:p>
      <text:p text:style-name="P2"/>
      <text:p text:style-name="P2">*Archivos de Output</text:p>
      <text:p text:style-name="P2"/>
      <text:p text:style-name="P2">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Ejemplo de invocación</text:p>
      <text:p text:style-name="P2"/>
      <text:p text:style-name="P2">bloquearProceso "$0"</text:p>
      <text:p text:style-name="P2">if [ $? -ne 0 ]</text:p>
      <text:p text:style-name="P2">then</text:p>
      <text:p text:style-name="P2"><text:s text:c="4"/>echo Ya existe un proceso $0 corriendo, se termina la ejecucion.</text:p>
      <text:p text:style-name="P2">fi</text:p>
      <text:p text:style-name="P2"/>
      <text:p text:style-name="P2">-Donde $0 es el comando que lo invo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istado del código</text:p>
      <text:p text:style-name="P2"/>
      <text:p text:style-name="P2">bloquearProceso(){</text:p>
      <text:p text:style-name="P2"><text:s text:c="4"/>if [ $# -ne 1 ]</text:p>
      <text:p text:style-name="P2"><text:s text:c="4"/>then</text:p>
      <text:p text:style-name="P2"><text:tab/>return 1</text:p>
      <text:p text:style-name="P2"><text:s text:c="4"/>fi</text:p>
      <text:p text:style-name="P2"><text:s text:c="4"/>mkdir -p "$grupo/locks"</text:p>
      <text:p text:style-name="P2"/>
      <text:p text:style-name="P2"><text:s text:c="4"/>local nombre=`basename "$1"`</text:p>
      <text:p text:style-name="P2"><text:s text:c="4"/>local ARCHIVO_LOCK="$grupo/locks/.lock_${nombre}_corriendo"</text:p>
      <text:p text:style-name="P2"/>
      <text:p text:style-name="P2"><text:s text:c="4"/>if [ -e "$ARCHIVO_LOCK" ]</text:p>
      <text:p text:style-name="P2"><text:s text:c="4"/>then</text:p>
      <text:p text:style-name="P2"><text:tab/>return 2</text:p>
      <text:p text:style-name="P2"><text:s text:c="4"/>fi</text:p>
      <text:p text:style-name="P2"/>
      <text:p text:style-name="P2"><text:s text:c="4"/># Creo un archivo lock oculto con el numero de pid del proceso</text:p>
      <text:p text:style-name="P2"><text:s text:c="4"/>echo PID=$$ &gt; "$ARCHIVO_LOCK"</text:p>
      <text:p text:style-name="P2"><text:s text:c="4"/></text:p>
      <text:p text:style-name="P2"><text:s text:c="4"/>return 0</text:p>
      <text:p text:style-name="P2">}</text:p>
      <text:p text:style-name="P2"/>
      <text:p text:style-name="P2"/>
      <text:p text:style-name="P2">*Nombre del comando: <text:s text:c="2"/>desbloquearProceso</text:p>
      <text:p text:style-name="P2"/>
      <text:p text:style-name="P2">*Justificación de su uso</text:p>
      <text:p text:style-name="P2"/>
      <text:p text:style-name="P2">Este comando se utiliza para desbloquear un proceso bloqueado mediante el comando bloquearProceso. Para ello elimina el archivo de lock generado por éste último.</text:p>
      <text:p text:style-name="P2"/>
      <text:p text:style-name="P2">*Archivos de Input</text:p>
      <text:p text:style-name="P2"/>
      <text:p text:style-name="P2">Archivo de lock del proceso invocante (si existe).</text:p>
      <text:p text:style-name="P2"/>
      <text:p text:style-name="P2"/>
      <text:p text:style-name="P2">*Archivos de Output</text:p>
      <text:p text:style-name="P2"/>
      <text:p text:style-name="P2">Ningun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
      <text:p text:style-name="P2"/>
      <text:p text:style-name="P2"/>
      <text:p text:style-name="P2">*Ejemplo de invocación</text:p>
      <text:p text:style-name="P2"/>
      <text:p text:style-name="P2"/>
      <text:p text:style-name="P2"># Elimino el archivo lock oculto</text:p>
      <text:p text:style-name="P2">desbloquearProceso "$0"</text:p>
      <text:p text:style-name="P2"/>
      <text:p text:style-name="P2">-Donde $0 es el nombre del comando que lo invoca.</text:p>
      <text:p text:style-name="P2"/>
      <text:p text:style-name="P2">*Listado del código</text:p>
      <text:p text:style-name="P2"/>
      <text:p text:style-name="P2">desbloquearProceso(){</text:p>
      <text:p text:style-name="P2"><text:s text:c="4"/>if [ $# -ne 1 ]</text:p>
      <text:p text:style-name="P2"><text:s text:c="4"/>then</text:p>
      <text:p text:style-name="P2"><text:tab/>return 1</text:p>
      <text:p text:style-name="P2"><text:s text:c="4"/>fi</text:p>
      <text:p text:style-name="P2"><text:s text:c="4"/>local nombre=`basename "$1"`</text:p>
      <text:p text:style-name="P2"><text:s text:c="4"/>local ARCHIVO_LOCK="$grupo/locks/.lock_${nombre}_corriendo"</text:p>
      <text:p text:style-name="P2"/>
      <text:p text:style-name="P2"><text:s text:c="4"/>rm -rf "$ARCHIVO_LOCK" &gt; /dev/null</text:p>
      <text:p text:style-name="P2"><text:s text:c="4"/>return $?</text:p>
      <text:p text:style-name="P2">}</text:p>
      <text:p text:style-name="P2"/>
      <text:p text:style-name="P2"/>
      <text:p text:style-name="P2">*Nombre del comando: <text:s/>estaCorriendo</text:p>
      <text:p text:style-name="P2"/>
      <text:p text:style-name="P2">*Justificación de su uso</text:p>
      <text:p text:style-name="P2"/>
      <text:p text:style-name="P2">Éste comando se utiliza para verificar si el proceso ya se encuentra corriendo en ese momento. Se lo utiliza en conjunto con los comandos bloquearProceso y desbloquearProceso.</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Ejemplo de invocación</text:p>
      <text:p text:style-name="P2"/>
      <text:p text:style-name="P2">En perl:</text:p>
      <text:p text:style-name="P2"/>
      <text:p text:style-name="P2">`/bin/bash -c "estaCorriendo invreci"`;</text:p>
      <text:p text:style-name="P2">Este comando chequea si esta corriendo el comando invreci en ese momento.</text:p>
      <text:p text:style-name="P2"/>
      <text:p text:style-name="P2"/>
      <text:p text:style-name="P2">*Listado del código </text:p>
      <text:p text:style-name="P2"/>
      <text:p text:style-name="P2">estaCorriendo(){</text:p>
      <text:p text:style-name="P2"><text:s text:c="4"/>if [ $# -ne 1 ]</text:p>
      <text:p text:style-name="P2"><text:s text:c="4"/>then</text:p>
      <text:p text:style-name="P2"><text:tab/>return 1</text:p>
      <text:p text:style-name="P2"><text:s text:c="4"/>fi</text:p>
      <text:p text:style-name="P2"/>
      <text:p text:style-name="P2"><text:s text:c="4"/>local nombre=`basename "$1"`</text:p>
      <text:p text:style-name="P2"><text:s text:c="4"/>local ARCHIVO_LOCK="$grupo/locks/.lock_${nombre}_corriendo"</text:p>
      <text:p text:style-name="P2"><text:s text:c="4"/></text:p>
      <text:p text:style-name="P2"><text:s text:c="4"/>if [ -e "$ARCHIVO_LOCK" ]</text:p>
      <text:p text:style-name="P2"><text:s text:c="4"/>then</text:p>
      <text:p text:style-name="P2"><text:tab/>return 0</text:p>
      <text:p text:style-name="P2"><text:s text:c="4"/>fi</text:p>
      <text:p text:style-name="P2"/>
      <text:p text:style-name="P2"><text:s text:c="4"/>return 2</text:p>
      <text:p text:style-name="P2">}</text:p>
      <text:p text:style-name="P2"/>
      <text:p text:style-name="P2"/>
      <text:p text:style-name="P2"/>
      <text:p text:style-name="P2">*Nombre del comando: <text:s/>getFechayHora</text:p>
      <text:p text:style-name="P2"/>
      <text:p text:style-name="P2">*Justificación de su uso</text:p>
      <text:p text:style-name="P2"/>
      <text:p text:style-name="P2">Se lo utiliza para generalizar la obtención de la fecha y hora que es necesaria para grabar los registros durante la ejecución de los comandos.</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inguno.</text:p>
      <text:p text:style-name="P2"/>
      <text:p text:style-name="P2">*Opciones</text:p>
      <text:p text:style-name="P2"/>
      <text:p text:style-name="P2">Ninguno.</text:p>
      <text:p text:style-name="P2"/>
      <text:p text:style-name="P2">*Ejemplo de invocación</text:p>
      <text:p text:style-name="P2"/>
      <text:p text:style-name="P2">En perl:</text:p>
      <text:p text:style-name="P2">my $fecha=`/bin/bash -c getFechaYHora`;</text:p>
      <text:p text:style-name="P2">print "fecha: $fecha\n";</text:p>
      <text:p text:style-name="P2"/>
      <text:p text:style-name="P2">*Listado del código</text:p>
      <text:p text:style-name="P2"/>
      <text:p text:style-name="P2">getFechaYHora(){</text:p>
      <text:p text:style-name="P2"><text:s text:c="4"/>echo -n `date +"%Y/%m/%d %H:%M:%S"`</text:p>
      <text:p text:style-name="P2"><text:s text:c="4"/>return $?</text:p>
      <text:p text:style-name="P2">}</text:p>
      <text:p text:style-name="P2"/>
      <text:p text:style-name="P2"/>
      <text:p text:style-name="P2"/>
      <text:p text:style-name="P2"/>
      <text:p text:style-name="P2">*Nombre del comando: <text:s/>getUsuario</text:p>
      <text:p text:style-name="P2"/>
      <text:p text:style-name="P2">*Justificación de su uso</text:p>
      <text:p text:style-name="P2"/>
      <text:p text:style-name="P2">Se utiliza para generalizar la obtención del usuario necesario para grabar los registros durante la ejecución de los comandos.</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inguno.</text:p>
      <text:p text:style-name="P2"/>
      <text:p text:style-name="P2">*Opciones</text:p>
      <text:p text:style-name="P2"/>
      <text:p text:style-name="P2">Ninguno.</text:p>
      <text:p text:style-name="P2"/>
      <text:p text:style-name="P2">*Ejemplo de invocación</text:p>
      <text:p text:style-name="P2"/>
      <text:p text:style-name="P2">En perl:</text:p>
      <text:p text:style-name="P2">my $usuario=`/bin/bash -c getUsuario`;</text:p>
      <text:p text:style-name="P2">print "Usuario: $usuario\n";</text:p>
      <text:p text:style-name="P2"/>
      <text:p text:style-name="P2">*Listado del código</text:p>
      <text:p text:style-name="P2"/>
      <text:p text:style-name="P2">getUsuario(){</text:p>
      <text:p text:style-name="P2"><text:s text:c="4"/>echo -n `id -un`</text:p>
      <text:p text:style-name="P2"><text:s text:c="4"/>return $?</text:p>
      <text:p text:style-name="P2">}</text:p>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Alphabetical_20List" style:display-name="Alphabetical List" style:family="paragraph" style:list-style-name="Numbering_20Style_20for_20Alphabetical_20List">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Numbering_20Style_20for_20Bullet_20List">
      <style:text-properties fo:font-size="12.000000000000000pt"/>
    </style:style>
    <style:style style:name="Standard" style:display-name="Standard" style:family="paragraph">
      <style:text-properties fo:font-size="12.000000000000000pt"/>
    </style:style>
    <style:style style:name="Head_201" style:display-name="Head 1" style:family="paragraph" style:list-style-name="Numbering_20Style_20for_20Head_201" style:next-style-name="Standard">
      <style:text-properties fo:font-size="20.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Head_202" style:display-name="Head 2" style:family="paragraph" style:list-style-name="Numbering_20Style_20for_20Head_202" style:next-style-name="Standard">
      <style:text-properties fo:font-size="16.000000000000000pt" fo:font-weight="bold"/>
    </style:style>
    <style:style style:name="Head_203" style:display-name="Head 3" style:family="paragraph" style:list-style-name="Numbering_20Style_20for_20Head_203" style:next-style-name="Standard">
      <style:text-properties fo:font-size="12.000000000000000pt" fo:font-weight="bold"/>
    </style: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known</meta:initial-creator>
    <meta:editing-cycles>1</meta:editing-cycles>
    <dc:date>2010-05-08T15:39:35</dc:date>
    <meta:creation-date>2008-08-22T11:41:04</meta:creation-date>
    <dc:creator>Guido</dc:creator>
  </office:meta>
</office:document-meta>
</file>